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>
      <style:paragraph-properties fo:margin-top="0.1665in" fo:margin-bottom="0.1665in" loext:contextual-spacing="false" fo:line-height="100%"/>
    </style:style>
    <style:style style:name="P14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T11" style:family="text">
      <style:text-properties fo:color="#333333" style:font-name="Consolas" fo:background-color="#f8f8f8" loext:char-shading-value="0" style:font-name-asian="Consolas1" style:font-name-complex="Consolas1"/>
    </style:style>
    <style:style style:name="T12" style:family="text">
      <style:text-properties fo:color="#188038" style:font-name="Roboto Mono" style:font-name-asian="Roboto Mono1" style:font-name-complex="Roboto Mono1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</text:span><text:span text:style-name="T2"><text:line-break/></text:span><text:span text:style-name="T3">Scripting en Python 01. Guía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Scripting en Python - Parte 01 - Guía</text:span></text:p>
      <text:p text:style-name="P13"><text:bookmark text:name="_80agrclgb50e"/>1. ¿Qué hacer?</text:p>
      <text:p text:style-name="P6">Para aprender Python, seguiremos el libro gratuito <text:span text:style-name="T8">“A Byte of Python”</text:span>. Es un libro libre disponible aquí:<text:a xlink:type="simple" xlink:href="https://python.swaroopch.com/?utm_source=chatgpt.com" text:style-name="ListLabel_20_1" text:visited-style-name="ListLabel_20_1"> </text:a><text:a xlink:type="simple" xlink:href="https://python.swaroopch.com/?utm_source=chatgpt.com" text:style-name="ListLabel_20_2" text:visited-style-name="ListLabel_20_2"><text:span text:style-name="T9">https://python.swaroopch.com/</text:span></text:a></text:p>
      <text:p text:style-name="P6">Además, el libro completo está disponible en formato PDF en nuestra Aula Virtual (sección <text:span text:style-name="T10">Recursos</text:span>).</text:p>
      <text:p text:style-name="P6">En cada parte haremos un pequeño PDF con solo las páginas relevantes de nuestro libro-guía. En esta unidad, ese documento será <text:span text:style-name="T8">“A Byte of Python – Parte 1”</text:span>. Léelo con atención, prueba cada ejemplo y plantea tus dudas en nuestro foro :)</text:p>
      <text:p text:style-name="P6">Antes de leerlo, te recomendamos revisar completamente esta guía.</text:p>
      <text:p text:style-name="P14"><text:bookmark text:name="_dpjnu3xq5krf"/>2. Instalación de Python</text:p>
      <text:p text:style-name="P6">Nuestro libro explica cómo instalar Python (es muy sencillo, especialmente en sistemas Linux).</text:p>
      <text:p text:style-name="P6">En distribuciones Ubuntu o derivadas (Lubuntu, Mint, etc.), puedes instalarlo simplemente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11">sudo apt-get install -y python3 python3-pip</text:span></text:p>
          </table:table-cell>
        </table:table-row>
      </table:table>
      <text:p text:style-name="P6">Si usas Windows, puedes instalarlo descargándolo desde:<text:a xlink:type="simple" xlink:href="https://www.python.org/downloads/?utm_source=chatgpt.com" text:style-name="ListLabel_20_1" text:visited-style-name="ListLabel_20_1"> </text:a><text:a xlink:type="simple" xlink:href="https://www.python.org/downloads/?utm_source=chatgpt.com" text:style-name="ListLabel_20_2" text:visited-style-name="ListLabel_20_2"><text:span text:style-name="T9">https://www.python.org/downloads/</text:span></text:a></text:p>
      <text:p text:style-name="P6">o instalándolo desde la Microsoft Store:</text:p>
      <text:p text:style-name="P6"><text:a xlink:type="simple" xlink:href="https://apps.microsoft.com/detail/9PNRBTZXMB4Z?hl=neutral&amp;gl=ES&amp;ocid=pdpshare" text:style-name="ListLabel_20_2" text:visited-style-name="ListLabel_20_2"><text:span text:style-name="T9">https://apps.microsoft.com/detail/9PNRBTZXMB4Z?hl=neutral&amp;gl=ES&amp;ocid=pdpshare</text:span></text:a></text:p>
      <text:p text:style-name="P14"><text:bookmark text:name="_amv6jht2sjnk"/>3. ¿Qué entorno recomendamos?</text:p>
      <text:p text:style-name="P6">El libro <text:span text:style-name="T8">“A Byte of Python”</text:span> recomienda usar el entorno <text:span text:style-name="T8">PyCharm</text:span>, disponible en JetBrains. Es un entorno muy útil, pero nosotros recomendamos usar <text:span text:style-name="T8">Visual Studio Code</text:span> e instalar el plugin de Python. Puedes obtener Visual Studio Code desde:<text:line-break/><text:a xlink:type="simple" xlink:href="https://code.visualstudio.com/?utm_source=chatgpt.com" text:style-name="ListLabel_20_1" text:visited-style-name="ListLabel_20_1"> </text:a><text:a xlink:type="simple" xlink:href="https://code.visualstudio.com/?utm_source=chatgpt.com" text:style-name="ListLabel_20_2" text:visited-style-name="ListLabel_20_2"><text:span text:style-name="T9">https://code.visualstudio.com/</text:span></text:a></text:p>
      <text:p text:style-name="P6">En este videotutorial puedes ver cómo configurar Visual Studio Code con Python 3:<text:a xlink:type="simple" xlink:href="https://youtu.be/cUAK4x_7thA?utm_source=chatgpt.com" text:style-name="ListLabel_20_1" text:visited-style-name="ListLabel_20_1"> </text:a><text:a xlink:type="simple" xlink:href="https://youtu.be/cUAK4x_7thA?utm_source=chatgpt.com" text:style-name="ListLabel_20_2" text:visited-style-name="ListLabel_20_2"><text:span text:style-name="T9">https://youtu.be/cUAK4x_7thA</text:span></text:a></text:p>
      <text:p text:style-name="P14"><text:bookmark text:name="_vt5ojcrzjriq"/>4. He terminado de leer “A Byte of Python – Parte 1”. ¿Qué debo hacer a continuación?</text:p>
      <text:p text:style-name="P6">Hemos preparado varias actividades no evaluables. Están disponibles en el archivo <text:span text:style-name="T8">“Scripting en Python - Parte 01 - Actividades 01”</text:span>.</text:p>
      <text:p text:style-name="P6">Deberías intentar resolverlas y plantear tus dudas en los foros. Cuando termine la Unidad 2, publicaremos las soluciones con comentari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1</text:span></text:p>
      </style:header>
      <style:footer>
        <text:p text:style-name="MP4"><text:span text:style-name="MT1">CFGS DAM/DAW<text:tab/><text:tab/>Scripting en Python - Parte 01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5" meta:word-count="293" meta:character-count="2040" meta:non-whitespace-character-count="1766"/>
    <meta:generator>LibreOfficeDev/6.0.5.2$Linux_X86_64 LibreOffice_project/</meta:generator>
  </office:meta>
</office:document-meta>
</file>